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791in"/>
    </style:style>
    <style:style style:name="co3" style:family="table-column">
      <style:table-column-properties fo:break-before="auto" style:column-width="0.2465in"/>
    </style:style>
    <style:style style:name="co4" style:family="table-column">
      <style:table-column-properties fo:break-before="auto" style:column-width="0.3535in"/>
    </style:style>
    <style:style style:name="co5" style:family="table-column">
      <style:table-column-properties fo:break-before="auto" style:column-width="0.9752in"/>
    </style:style>
    <style:style style:name="co6" style:family="table-column">
      <style:table-column-properties fo:break-before="auto" style:column-width="0.4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zone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lv_min</text:p>
          </table:table-cell>
          <table:table-cell office:value-type="string" calcext:value-type="string">
            <text:p>lv_max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en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ikorit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yndaquil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otodil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aillow</text:p>
          </table:table-cell>
          <table:table-cell table:number-columns-repeated="3"/>
          <table:table-cell office:value-type="string" calcext:value-type="string">
            <text:p>head-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rue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Bulbasaur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Charmander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quirtl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hirl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hiscash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Togepi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i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i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oope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i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Slugm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i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Aipom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hir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huckle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Tentacrue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Diglett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uckle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Wingull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Seaking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Grime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Muk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Gyarado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Gyarados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Starly</text:p>
          </table:table-cell>
          <table:table-cell table:number-columns-repeated="3"/>
          <table:table-cell office:value-type="string" calcext:value-type="string">
            <text:p>head-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Latios</text:p>
          </table:table-cell>
          <table:table-cell table:number-columns-repeated="3"/>
          <table:table-cell office:value-type="string" calcext:value-type="string">
            <text:p>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ri</text:p>
          </table:table-cell>
          <table:table-cell table:style-name="ce3"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hirl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idge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Sentre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</text:p>
          </table:table-cell>
          <table:table-cell table:style-name="ce3" office:value-type="string" calcext:value-type="string">
            <text:p>Furre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Rattat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Hoothoo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Shin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oochye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</text:p>
          </table:table-cell>
          <table:table-cell table:style-name="ce3"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Caterpi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Metapo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table:style-name="ce3" office:value-type="string" calcext:value-type="string">
            <text:p>Butterfre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Spinarak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idge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Caterpi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Butterfre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idgeotto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table:number-columns-repeated="3"/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Hoothoo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Spinarak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1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Noctowl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14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Ariados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table:number-columns-repeated="3"/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Shinx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Spearow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5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Rattat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table:number-columns-repeated="3"/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rout-3</text:p>
          </table:table-cell>
          <table:table-cell table:number-columns-repeated="3"/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Rattat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ut-3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Shinx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table:style-name="ce3" office:value-type="string" calcext:value-type="string">
            <text:p>Balto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Spearow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5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Rattat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table:number-columns-repeated="3"/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rout-4</text:p>
          </table:table-cell>
          <table:table-cell table:number-columns-repeated="3"/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Rattat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ut-4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table:style-name="ce3" office:value-type="string" calcext:value-type="string">
            <text:p>Buizel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table:number-columns-repeated="3"/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Oddish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Gloom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table:number-columns-repeated="3"/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Shinx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table:number-columns-repeated="3"/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Oddish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table:number-columns-repeated="3"/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syduck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Golduck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Rattata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Growlithe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table:style-name="ce3" office:value-type="string" calcext:value-type="string">
            <text:p>Raticate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Rattata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Growlithe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table:style-name="ce3" office:value-type="string" calcext:value-type="string">
            <text:p>Raticate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table:number-columns-repeated="3"/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urkrow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Growlithe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Houndou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table:number-columns-repeated="3"/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Shinx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Spearow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Heracross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Pidgeotto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6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Growlithe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table:style-name="ce3" office:value-type="string" calcext:value-type="string">
            <text:p>Kad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table:number-columns-repeated="3"/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rout-8</text:p>
          </table:table-cell>
          <table:table-cell table:number-columns-repeated="3"/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Noctowl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Haunter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Growlithe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Kad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table:number-columns-repeated="3"/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Plusle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Shinx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Combe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nkey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Fearow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Primeap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nkey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Raticat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Primeap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Whismu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Buize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abley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Voltorb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Raticat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0</text:p>
          </table:table-cell>
          <table:table-cell table:style-name="ce3" office:value-type="string" calcext:value-type="string">
            <text:p>Fearow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Electabuzz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Voltorb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Raticat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0</text:p>
          </table:table-cell>
          <table:table-cell table:style-name="ce3" office:value-type="string" calcext:value-type="string">
            <text:p>Fearow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Electabuzz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Quagsir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Voltorb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Electabuzz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0</text:p>
          </table:table-cell>
          <table:table-cell table:style-name="ce3" office:value-type="string" calcext:value-type="string">
            <text:p>Whismur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Buizel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Zapdos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Drowzee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1</text:p>
          </table:table-cell>
          <table:table-cell table:style-name="ce3" office:value-type="string" calcext:value-type="string">
            <text:p>Hypno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Plusle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Shinx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Snorlax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7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2</text:p>
          </table:table-cell>
          <table:table-cell table:style-name="ce3"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Qwilfish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Relicanth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table:style-name="ce3" office:value-type="string" calcext:value-type="string">
            <text:p>Hoppip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9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Quagsire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9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table:style-name="ce3" office:value-type="string" calcext:value-type="string">
            <text:p>Whismur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table:style-name="ce3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Qwilfish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4</text:p>
          </table:table-cell>
          <table:table-cell table:style-name="ce3" office:value-type="string" calcext:value-type="string">
            <text:p>Hoppip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Skiploom</text:p>
          </table:table-cell>
          <table:table-cell table:number-columns-repeated="2" office:value-type="float" office:value="26" calcext:value-type="float">
            <text:p>26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Quagsire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19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Shin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5</text:p>
          </table:table-cell>
          <table:table-cell table:style-name="ce3" office:value-type="string" calcext:value-type="string">
            <text:p>Hoppip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9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Quagsire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9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Shin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Grimer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Fearow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Slugma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6</text:p>
          </table:table-cell>
          <table:table-cell table:style-name="ce3" office:value-type="string" calcext:value-type="string">
            <text:p>Muk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Grimer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Murkrow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Slugma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Muk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Plusle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Shinx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Grimer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Fearow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uk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7</text:p>
          </table:table-cell>
          <table:table-cell table:style-name="ce3" office:value-type="string" calcext:value-type="string">
            <text:p>Slugma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Slugma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Fearow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Grimer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uk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Grimer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uk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Slugma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Plusle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Shinx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Grimer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Fearow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Muk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8</text:p>
          </table:table-cell>
          <table:table-cell table:style-name="ce3" office:value-type="string" calcext:value-type="string">
            <text:p>Slugma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Grimer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Muk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Slugma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Plusle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Shinx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ingler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ro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Tentaco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9</text:p>
          </table:table-cell>
          <table:table-cell table:style-name="ce3" office:value-type="string" calcext:value-type="string">
            <text:p>Tentacruel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Clamperl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7</text:p>
          </table:table-cell>
          <table:table-cell office:value-type="string" calcext:value-type="string">
            <text:p>rod-sup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7</text:p>
          </table:table-cell>
          <table:table-cell office:value-type="string" calcext:value-type="string">
            <text:p>rod-sup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o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0</text:p>
          </table:table-cell>
          <table:table-cell table:style-name="ce3"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angela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Mr. Mime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angela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table:style-name="ce3" office:value-type="string" calcext:value-type="string">
            <text:p>Mr. Mim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angela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Mr. Mime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Whismur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Buizel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o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Spearo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Doduo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table:style-name="ce3" office:value-type="string" calcext:value-type="string">
            <text:p>Fearow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Rattat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Whismur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Buizel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table:style-name="ce3"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ag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hir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table:style-name="ce3"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ellsprou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Weepinbel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4</text:p>
          </table:table-cell>
          <table:table-cell table:style-name="ce12" office:value-type="string" calcext:value-type="string">
            <text:p>Venonat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Sunker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Weepinbel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Venonat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Oddish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Weepinbell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Venomoth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Whismu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uize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Golde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Venonat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table:style-name="ce3" office:value-type="string" calcext:value-type="string">
            <text:p>Abra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eepinbell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eepinbell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table:number-columns-repeated="3"/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Oddish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Venonat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Venomoth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eepinbel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hismu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uize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unea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Combee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lakoth</text:p>
          </table:table-cell>
          <table:table-cell table:number-columns-repeated="2"/>
          <table:table-cell table:style-name="ce5"/>
          <table:table-cell office:value-type="string" calcext:value-type="string">
            <text:p>head-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uicune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string" calcext:value-type="string">
            <text:p>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Doduo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Sandslash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table:style-name="ce3" office:value-type="string" calcext:value-type="string">
            <text:p>Raticate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Dodrio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Raticat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Sandslash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ool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Doduo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Raticat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andslash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table:style-name="ce12"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table:number-columns-repeated="3"/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Quagsir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Raticat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andslash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ool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Luvdisc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table:style-name="ce3"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Tangela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Donpha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table:style-name="ce3" office:value-type="string" calcext:value-type="string">
            <text:p>Rapidash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Doduo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Dodrio</text:p>
          </table:table-cell>
          <table:table-cell table:number-columns-repeated="2" office:value-type="float" office:value="43" calcext:value-type="float">
            <text:p>4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Tangela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Donpha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Sneasel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Rapidash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Whismur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Buizel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Natu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Aipom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Heracross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ag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hir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Pidge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Sentre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9</text:p>
          </table:table-cell>
          <table:table-cell table:style-name="ce3" office:value-type="string" calcext:value-type="string">
            <text:p>Hoothoo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8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Rattat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Plus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Shin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9</text:p>
          </table:table-cell>
          <table:table-cell table:style-name="ce3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Caterpi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idge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etapod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table:number-columns-repeated="3"/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idge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Caterpi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etapod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Rattat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Hoothoot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Spinarak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Buize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a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hirl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Caterpi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table:style-name="ce3" office:value-type="string" calcext:value-type="string">
            <text:p>Metapod 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15 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table:number-columns-repeated="3"/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Caterpi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Metapod 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15 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Rattat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Spinarak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Hoothoot 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Whismu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uizel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a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hirl 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ag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ag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 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Magikarp 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attat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table:style-name="ce3" office:value-type="string" calcext:value-type="string">
            <text:p>Hoppi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Zubat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table:number-columns-repeated="3"/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attat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Hoppip 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table:number-columns-repeated="3"/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Wooper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Zubat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Whismu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Buizel 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uagsire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ruel 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ool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8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wilfish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2 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wilfish 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 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wilfish 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Rattat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Hoppip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table:style-name="ce3" office:value-type="string" calcext:value-type="string">
            <text:p>Zubat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table:number-columns-repeated="3"/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Rattat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4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Hoppip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Spearow 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table:number-columns-repeated="3"/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Rattat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60" calcext:value-type="float">
            <text:p>6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Zubat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table:number-columns-repeated="3"/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Plusl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Shinx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Spearow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Aipom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Drowze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attata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table:style-name="ce3" office:value-type="string" calcext:value-type="string">
            <text:p>Ditto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Whismu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Buizel 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alts 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40 </text:p>
          </table:table-cell>
          <table:table-cell office:value-type="string" calcext:value-type="string">
            <text:p>s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Tentacruel 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rabby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Corsola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 </text:p>
          </table:table-cell>
          <table:table-cell office:value-type="string" calcext:value-type="string">
            <text:p>rod-good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Staryu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 </text:p>
          </table:table-cell>
          <table:table-cell office:value-type="string" calcext:value-type="string">
            <text:p>rod-good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7</text:p>
          </table:table-cell>
          <table:table-cell office:value-type="string" calcext:value-type="string">
            <text:p>rod-sup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ingler 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 </text:p>
          </table:table-cell>
          <table:table-cell office:value-type="string" calcext:value-type="string">
            <text:p>rod-sup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7</text:p>
          </table:table-cell>
          <table:table-cell office:value-type="string" calcext:value-type="string">
            <text:p>rod-sup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ingler 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Drowze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table:style-name="ce3" office:value-type="string" calcext:value-type="string">
            <text:p>Abra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Yanma 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Drowze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table:style-name="ce3" office:value-type="string" calcext:value-type="string">
            <text:p>Abra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Hoothoo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Yanma 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Buizel 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Yanma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syduck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Golduck 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table:style-name="ce3" office:value-type="string" calcext:value-type="string">
            <text:p>Poliwag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oliwag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 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Magikarp 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table:style-name="ce3" office:value-type="string" calcext:value-type="string">
            <text:p>Growlithe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table:style-name="ce3" office:value-type="string" calcext:value-type="string">
            <text:p>Growlith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oothoot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table:style-name="ce3" office:value-type="string" calcext:value-type="string">
            <text:p>Growlithe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hin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udowoodo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Growlith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table:number-columns-repeated="3"/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Growlithe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pinarak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Hoothoot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Growlith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lusl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hinx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table:style-name="ce3" office:value-type="string" calcext:value-type="string">
            <text:p>Farfetch'd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nubbull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nubbull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hinx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nubbull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Burmy</text:p>
          </table:table-cell>
          <table:table-cell table:number-columns-repeated="2"/>
          <table:table-cell table:style-name="ce6"/>
          <table:table-cell office:value-type="string" calcext:value-type="string">
            <text:p>head-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Farfetch'd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Plusle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Shinx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0</text:p>
          </table:table-cell>
          <table:table-cell table:style-name="ce3"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7</text:p>
          </table:table-cell>
          <table:table-cell office:value-type="string" calcext:value-type="string">
            <text:p>rod-sup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7</text:p>
          </table:table-cell>
          <table:table-cell office:value-type="string" calcext:value-type="string">
            <text:p>rod-sup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oo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Mantine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pearow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nkey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table:style-name="ce3" office:value-type="string" calcext:value-type="string">
            <text:p>Flaaff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Zubat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nkey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Flaaff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Whismur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Buizel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pearow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Aipom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Heracross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oldeen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eak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Flaaffy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Girafarig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Venonat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Flaaff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Girafarig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Flaaffy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Girafarig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Venonat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Venona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table:style-name="ce3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gikarp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6"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table:style-name="ce3"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Weepinbel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Tangel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table:style-name="ce3" office:value-type="string" calcext:value-type="string">
            <text:p>Lickitung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Whismur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Bidoof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Aipom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a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hirl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8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moraid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moraid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moraid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Graveler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Geodude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Gligar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table:style-name="ce3" office:value-type="string" calcext:value-type="string">
            <text:p>Phanp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Swablu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Aipom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gikarp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6</text:p>
          </table:table-cell>
          <table:table-cell table:style-name="ce3" office:value-type="string" calcext:value-type="string">
            <text:p>Geodud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Spear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Rattat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Rattat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Geodud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4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Plus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Shin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Ekan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Aipom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Ditto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41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Farfetch'd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table:style-name="ce3" office:value-type="string" calcext:value-type="string">
            <text:p>Raticate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31" calcext:value-type="float">
            <text:p>3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Gloom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Fearow</text:p>
          </table:table-cell>
          <table:table-cell table:number-columns-repeated="2" office:value-type="float" office:value="34" calcext:value-type="float">
            <text:p>34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Ditto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41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Raticate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31" calcext:value-type="float">
            <text:p>3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Gloom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Fearow</text:p>
          </table:table-cell>
          <table:table-cell table:number-columns-repeated="2" office:value-type="float" office:value="34" calcext:value-type="float">
            <text:p>34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Whismur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Linoone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Bidoof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Buizel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table:style-name="ce3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Metapod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Butterfr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Tentacoo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eel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taryu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table:style-name="ce3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21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loom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Farfetch'd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table:style-name="ce3" office:value-type="string" calcext:value-type="string">
            <text:p>Hoppi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Fearow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rowlithe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irafari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Diglett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 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rowlithe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29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21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loom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Hoppi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Fearow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irafari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Diglett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 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Plusle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Minun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Shinx 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Geodud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Zuba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9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Dunsparce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1 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Abso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Bronz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Chingling 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Dunsparce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40 </text:p>
          </table:table-cell>
          <table:table-cell office:value-type="string" calcext:value-type="string">
            <text:p>s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Dunsparc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Geodude 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ro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Magikarp 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100 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Goldeen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Goldeen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 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Seaking 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eodude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raveler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Wobbuffet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Absol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Bronzor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Magikarp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Rattat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Gastl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Rattat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Zigzago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Spind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Chato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pro-2f</text:p>
          </table:table-cell>
          <table:table-cell table:style-name="ce3" office:value-type="string" calcext:value-type="string">
            <text:p>Meditite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Rattat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Gastl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Rattat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Zigzago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Spind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Chato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pro-3f</text:p>
          </table:table-cell>
          <table:table-cell table:style-name="ce3" office:value-type="string" calcext:value-type="string">
            <text:p>Meditite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Natu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Smeargle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Whismur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lph-out</text:p>
          </table:table-cell>
          <table:table-cell table:style-name="ce3" office:value-type="string" calcext:value-type="string">
            <text:p>Bidoof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Buize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Geodude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ro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Wooper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Quagsire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Unown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Geodude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Sandshrew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Zuba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Onix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Absol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Bronzor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Wooper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Quagsire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Geodude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Sandshrew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Zuba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Onix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Absol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Bronzor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Wooper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Quagsire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Geodude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Onix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Absol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Bronzor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Quagsire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7</text:p>
          </table:table-cell>
          <table:table-cell office:value-type="string" calcext:value-type="string">
            <text:p>rod-sup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7</text:p>
          </table:table-cell>
          <table:table-cell office:value-type="string" calcext:value-type="string">
            <text:p>rod-sup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Lapras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Zuba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8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Slowpok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Abso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1f</text:p>
          </table:table-cell>
          <table:table-cell table:style-name="ce3" office:value-type="string" calcext:value-type="string">
            <text:p>Makuhita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Bronzo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Slowpoke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Zubat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Slowpoke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Abso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Bronzor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Slowpoke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Slowbro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Caterpi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Metapod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ara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Caterpi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Metapo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aras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Oddish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Zuba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ara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Spoink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Numel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Budew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Carnivine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Caterpi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Metapod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Butterfree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table:style-name="ce12"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Noctowl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syduck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Golduck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Caterpi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Metapod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Pidgey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Caterpie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Metapod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unkern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Pidge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Hoothoo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hinx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table:style-name="ce12" office:value-type="string" calcext:value-type="string">
            <text:p>Cherubi</text:p>
          </table:table-cell>
          <table:table-cell table:number-columns-repeated="2"/>
          <table:table-cell table:style-name="ce5"/>
          <table:table-cell office:value-type="string" calcext:value-type="string">
            <text:p>head-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Caterpi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Weedl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Metapod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Kakuna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Paras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Venonat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Butterfre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Beedrill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Scyther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Pinsir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Caterpie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Weedle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Metapod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Kakuna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Paras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Venonat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Butterfree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Beedrill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Scyther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Pinsir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Wurmple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Nincada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Silcoon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Volbeat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Kricketot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Kricketune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Dustox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Combee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Scyther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Pinsir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Wurmple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Nincada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Cascoon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Illumise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Kricketot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Kricketune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Beautifly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Combee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Scyther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Pinsir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Rattata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Koffing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1F</text:p>
          </table:table-cell>
          <table:table-cell table:style-name="ce3" office:value-type="string" calcext:value-type="string">
            <text:p>Ratica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Zigzagoon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Spind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Mediti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Chatot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Koffing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Rattata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Magmar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Koffing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Magmar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Koffing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Rattata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Magmar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Zigzagoon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Spinda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Medit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Chato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Rattata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Gastl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Rattata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Zigzagoon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Spind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Mediti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Chatot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Rattata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Gastl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Rattata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Zigzagoon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Spind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Mediti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Chatot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Rattata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Gastl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Rattata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Zigzagoon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Spind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Mediti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Chatot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Rattata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Gastl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Rattata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Zigzagoon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Spind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Mediti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Chatot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Rattata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Gastl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Rattata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Zigzagoon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Spind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Mediti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Chatot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Rattata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Gastl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Rattata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Zigzagoon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Spind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Mediti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Chatot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Rattata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Gastl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Rattata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Zigzagoon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Spind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Mediti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Chatot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Rattata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Gastl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Rattata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Zigzagoon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Spind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Mediti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Chatot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Rattata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Gastl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Rattata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Zigzagoon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Spind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Mediti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Chatot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top</text:p>
          </table:table-cell>
          <table:table-cell office:value-type="string" calcext:value-type="string">
            <text:p>Ho-oh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6"/>
          <table:table-cell office:value-type="string" calcext:value-type="string">
            <text:p>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Krabb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See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1f</text:p>
          </table:table-cell>
          <table:table-cell table:style-name="ce3"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Absol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Bronzor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Tentacoo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Horsea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Horsea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Horse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Seadr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Krabb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See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Absol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Bronzor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Krabb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See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Absol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Bronzor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Horsea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Seadr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Horsea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Horse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Seadr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Krabby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Seel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Absol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Bronzor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ot</text:p>
          </table:table-cell>
          <table:table-cell office:value-type="string" calcext:value-type="string">
            <text:p>Lugia</text:p>
          </table:table-cell>
          <table:table-cell table:number-columns-repeated="2" office:value-type="float" office:value="70" calcext:value-type="float">
            <text:p>70</text:p>
          </table:table-cell>
          <table:table-cell/>
          <table:table-cell office:value-type="string" calcext:value-type="string">
            <text:p>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embe</text:p>
          </table:table-cell>
          <table:table-cell office:value-type="string" calcext:value-type="string">
            <text:p>Kyogre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embe</text:p>
          </table:table-cell>
          <table:table-cell office:value-type="string" calcext:value-type="string">
            <text:p>Rayquaza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2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Zubat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Machop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Rattata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19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</text:p>
          </table:table-cell>
          <table:table-cell table:style-name="ce3" office:value-type="string" calcext:value-type="string">
            <text:p>Geodud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Marill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Abso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Bronzo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Maril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Goldeen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Seak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Geodud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Machop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Absol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Bronzo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Graveler</text:p>
          </table:table-cell>
          <table:table-cell table:number-columns-repeated="2" office:value-type="float" office:value="31" calcext:value-type="float">
            <text:p>31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Machoke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Geodude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Machop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Absol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31" calcext:value-type="float">
            <text:p>3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Bronzor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31" calcext:value-type="float">
            <text:p>3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Goldeen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Seaking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Zubat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Machop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Geodud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Absol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Bronzo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Goldeen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Seak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Tyrogue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gi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Geodude</text:p>
          </table:table-cell>
          <table:table-cell table:number-columns-repeated="2" office:value-type="float" office:value="21" calcext:value-type="float">
            <text:p>21</text:p>
          </table:table-cell>
          <table:table-cell/>
          <table:table-cell office:value-type="string" calcext:value-type="string">
            <text:p>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Voltorb</text:p>
          </table:table-cell>
          <table:table-cell table:number-columns-repeated="2" office:value-type="float" office:value="23" calcext:value-type="float">
            <text:p>23</text:p>
          </table:table-cell>
          <table:table-cell/>
          <table:table-cell office:value-type="string" calcext:value-type="string">
            <text:p>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Koffing</text:p>
          </table:table-cell>
          <table:table-cell table:number-columns-repeated="2" office:value-type="float" office:value="21" calcext:value-type="float">
            <text:p>21</text:p>
          </table:table-cell>
          <table:table-cell/>
          <table:table-cell office:value-type="string" calcext:value-type="string">
            <text:p>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Electrode</text:p>
          </table:table-cell>
          <table:table-cell table:number-columns-repeated="2" office:value-type="float" office:value="23" calcext:value-type="float">
            <text:p>23</text:p>
          </table:table-cell>
          <table:table-cell/>
          <table:table-cell office:value-type="string" calcext:value-type="string">
            <text:p>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Venona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lake</text:p>
          </table:table-cell>
          <table:table-cell table:style-name="ce3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Magikarp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Gyarado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97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Gyarados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Gyarados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Gyarados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string" calcext:value-type="string">
            <text:p>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Swinub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table:style-name="ce3" office:value-type="string" calcext:value-type="string">
            <text:p>Jynx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table:number-columns-repeated="3"/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Swinub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Jynx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Swinub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Jynx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table:number-columns-repeated="3"/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Absol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Bronzor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Swinub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Jynx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table:number-columns-repeated="3"/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Swinub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Jynx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Swinub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Jynx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table:number-columns-repeated="3"/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Absol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Bronzor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Swinub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Jynx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table:number-columns-repeated="3"/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Swinub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Jynx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Swinub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Jynx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table:number-columns-repeated="3"/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Absol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Bronzor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Swinub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Jynx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table:number-columns-repeated="3"/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Swinub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Jynx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Swinub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Jynx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table:number-columns-repeated="3"/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Absol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Bronzor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Magikarp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Dratini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en</text:p>
          </table:table-cell>
          <table:table-cell table:style-name="ce3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97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Dratini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5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Dratini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2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Dragonai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Dratini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string" calcext:value-type="string">
            <text:p>gi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-main</text:p>
          </table:table-cell>
          <table:table-cell table:style-name="ce3" office:value-type="string" calcext:value-type="string">
            <text:p>Slowpoke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Absol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Bronzor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Slowpoke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Graveler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Donphan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1f</text:p>
          </table:table-cell>
          <table:table-cell table:style-name="ce12" office:value-type="string" calcext:value-type="string">
            <text:p>Onix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Rhyhorn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Absol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Bronzor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Graveler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Donphan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2f</text:p>
          </table:table-cell>
          <table:table-cell table:style-name="ce12" office:value-type="string" calcext:value-type="string">
            <text:p>Onix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Rhyhorn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Absol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Bronzor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Graveler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Donphan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3f</text:p>
          </table:table-cell>
          <table:table-cell table:style-name="ce12" office:value-type="string" calcext:value-type="string">
            <text:p>Onix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Rhyhorn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Absol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Bronzor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Geodude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Graveler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ro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Tangela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Donphan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table:style-name="ce3" office:value-type="string" calcext:value-type="string">
            <text:p>Rapidash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Doduo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Dodrio</text:p>
          </table:table-cell>
          <table:table-cell table:number-columns-repeated="2" office:value-type="float" office:value="43" calcext:value-type="float">
            <text:p>4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Tangela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Donphan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Rapidash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Doduo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Dodrio</text:p>
          </table:table-cell>
          <table:table-cell table:number-columns-repeated="2" office:value-type="float" office:value="43" calcext:value-type="float">
            <text:p>4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Tangela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Donphan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Rapidash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Sneasel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Whismur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Buizel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Natu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Aipom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Heracross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Poliwhirl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92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Poliwag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8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Steelix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Donphan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Steelix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Donphan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Steelix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Donphan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Misdreavus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Absol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43" calcext:value-type="float">
            <text:p>4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Bronzor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43" calcext:value-type="float">
            <text:p>4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Seaking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oldeen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Sneasel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Donphan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Phanpy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Sneasel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Donphan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Phanpy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Sneasel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Donphan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Misdreavus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Phanpy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Absol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Makuhita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Bronzor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Chingling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Seaking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Goldeen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Moltres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5"/>
          <table:table-cell office:value-type="string" calcext:value-type="string">
            <text:p>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Onix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Donphan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Graveler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Phanpy</text:p>
          </table:table-cell>
          <table:table-cell table:number-columns-repeated="2" office:value-type="float" office:value="43" calcext:value-type="float">
            <text:p>4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Absol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Makuhita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Bronzor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Chingling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Seaking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92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Goldeen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8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3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Gyarados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Donphan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Phanpy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Pupitar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Donphan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Phanpy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Pupitar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Misdreavus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Donphan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Phanpy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Pupitar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Absol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Makuhita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Bronzor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Chingling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Sneasel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Donphan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Sneasel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Donphan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Sneasel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Donphan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Misdreavus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Absol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Bronzor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Seaking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Goldeen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Golbat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Onix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Phanpy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Donphan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51" calcext:value-type="float">
            <text:p>5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Absol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Bronzor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Natu</text:p>
          </table:table-cell>
          <table:table-cell table:number-columns-repeated="2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Aipom</text:p>
          </table:table-cell>
          <table:table-cell table:number-columns-repeated="2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Heracross</text:p>
          </table:table-cell>
          <table:table-cell table:number-columns-repeated="2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Sneasel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Donphan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Sneasel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Donphan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Sneasel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Donphan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Misdreavus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Absol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Bronzor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Seaking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Goldeen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Caterpie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Metapo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Butterfree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Pikachu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6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Caterpie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Metapo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Pidgey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Pikachu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6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Hoothoo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Pikachu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Spoink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Numel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Budew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Carnivine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Kricketo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Noctowl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table:style-name="ce3" office:value-type="string" calcext:value-type="string">
            <text:p>Ariado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Seed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Shroomish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Diglett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Dugtrio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Abso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Bronzor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ig</text:p>
          </table:table-cell>
          <table:table-cell table:style-name="ce3" office:value-type="string" calcext:value-type="string">
            <text:p>Chingling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Geodude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Sandshrew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1f</text:p>
          </table:table-cell>
          <table:table-cell table:style-name="ce3" office:value-type="string" calcext:value-type="string">
            <text:p>Paras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Sandslash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Clefairy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Abso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Bronzo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Geodude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Sandshrew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Paras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Sandslash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Clefairy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Abso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Bronzo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Magikarp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choke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24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arasect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rimeape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string" calcext:value-type="string">
            <text:p>14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table:style-name="ce3" office:value-type="string" calcext:value-type="string">
            <text:p>Magneto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Electrode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Wobbuffet</text:p>
          </table:table-cell>
          <table:table-cell table:number-columns-repeated="2" office:value-type="float" office:value="37" calcext:value-type="float">
            <text:p>3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choke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24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arasect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rimeape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string" calcext:value-type="string">
            <text:p>14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gneto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Electrode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Wobbuffet</text:p>
          </table:table-cell>
          <table:table-cell table:number-columns-repeated="2" office:value-type="float" office:value="37" calcext:value-type="float">
            <text:p>3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Golbat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arasect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gneto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Electrode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Wobbuffet</text:p>
          </table:table-cell>
          <table:table-cell table:number-columns-repeated="2" office:value-type="float" office:value="37" calcext:value-type="float">
            <text:p>3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choke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6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rimeape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Absol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kuhita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Bronzor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Chingling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syduck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2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3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oliwhir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Gyarados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Parasect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Kadabra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Machoke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Magneton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Electrode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Wobbuffet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Parasect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Kadabra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Machoke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Magneton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Electrode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Wobbuffet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Golbat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Parasect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Kadabra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Machoke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Magneton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Electrode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Wobbuffet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Absol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Makuhita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Bronzor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Chingling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Parasect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Kadabra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agneton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achok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Electrode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Wobbuffet</text:p>
          </table:table-cell>
          <table:table-cell table:number-columns-repeated="2" office:value-type="float" office:value="49" calcext:value-type="float">
            <text:p>4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Absol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Bronzor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Psyduck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2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3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Poliwhir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Gyarados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ewtwo</text:p>
          </table:table-cell>
          <table:table-cell table:number-columns-repeated="2" office:value-type="float" office:value="70" calcext:value-type="float">
            <text:p>70</text:p>
          </table:table-cell>
          <table:table-cell/>
          <table:table-cell office:value-type="string" calcext:value-type="string">
            <text:p>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Cubone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Geodude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Machop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ck-1f</text:p>
          </table:table-cell>
          <table:table-cell table:style-name="ce3" office:value-type="string" calcext:value-type="string">
            <text:p>Zubat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Machok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Abs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Bronzor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Geodude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Cubone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Onix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Marowak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Kangaskhan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Absol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Bronzor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Geodude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ro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p-lob</text:p>
          </table:table-cell>
          <table:table-cell office:value-type="string" calcext:value-type="string">
            <text:p>Treecko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p-lob</text:p>
          </table:table-cell>
          <table:table-cell office:value-type="string" calcext:value-type="string">
            <text:p>Torchic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p-lob</text:p>
          </table:table-cell>
          <table:table-cell office:value-type="string" calcext:value-type="string">
            <text:p>Mudkip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Zubat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Golbat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Psyduck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1f</text:p>
          </table:table-cell>
          <table:table-cell table:style-name="ce3" office:value-type="string" calcext:value-type="string">
            <text:p>Golduck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Absol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Makuhita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Bronzor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Chingling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Seel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Golbat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Psyduck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16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Golduck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14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Zubat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Absol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Makuhita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Bronzor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Chingling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Seel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Golbat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Psyduck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6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Golduck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14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Zubat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Abs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Makuhita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Bronzor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Chingling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Golbat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Dewgong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24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Golduck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14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Psyduck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12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Zubat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Seel</text:p>
          </table:table-cell>
          <table:table-cell table:number-columns-repeated="2" office:value-type="float" office:value="34" calcext:value-type="float">
            <text:p>3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Absol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Makuhita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Bronzor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36" calcext:value-type="float">
            <text:p>3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Golbat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Dewgong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5" office:value-type="string" calcext:value-type="string">
            <text:p>24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Golduck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5" office:value-type="string" calcext:value-type="string">
            <text:p>14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Jynx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12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Psyduck</text:p>
          </table:table-cell>
          <table:table-cell table:number-columns-repeated="2" office:value-type="float" office:value="34" calcext:value-type="float">
            <text:p>3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Seel</text:p>
          </table:table-cell>
          <table:table-cell table:number-columns-repeated="2" office:value-type="float" office:value="34" calcext:value-type="float">
            <text:p>3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Absol</text:p>
          </table:table-cell>
          <table:table-cell table:number-columns-repeated="2" office:value-type="float" office:value="34" calcext:value-type="float">
            <text:p>3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Bronzor</text:p>
          </table:table-cell>
          <table:table-cell table:number-columns-repeated="2" office:value-type="float" office:value="34" calcext:value-type="float">
            <text:p>3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Seel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Horsea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Slowbro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Psyduck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Horsea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Gyarados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Horse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Seadr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Articuno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Tentaco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in</text:p>
          </table:table-cell>
          <table:table-cell table:style-name="ce3"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f-gate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f-gate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f-gate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f-gate</text:p>
          </table:table-cell>
          <table:table-cell table:style-name="ce3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 table:number-rows-repeated="104630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21:51:00.384303989</meta:creation-date>
    <dc:date>2025-02-08T13:29:15.963393888</dc:date>
    <meta:editing-duration>P1DT17H27M34S</meta:editing-duration>
    <meta:editing-cycles>269</meta:editing-cycles>
    <meta:generator>LibreOffice/7.3.7.2$Linux_X86_64 LibreOffice_project/30$Build-2</meta:generator>
    <meta:document-statistic meta:table-count="1" meta:cell-count="12732" meta:object-count="0"/>
  </office:meta>
</office:document-meta>
</file>